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Masa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os previos: Se acostumbra a preparar el relleno( recad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noche anterior a la elaboración de las empan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 una taza (tamaño te) preparar una salmuera con agua calient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oner de un recipiente para derretir la grasa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bre una mesa (preferentemente de madera) colocar el kilo de har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 forma de corona añadir parte del agua y la grasa derretida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enzar a integrar los ingredientes, añadiendo de a poco el resto del agua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r una masa de consistencia más bien blanda, dejar reposar media ho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pada con un lienzo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 pueden tomar pequeños pedacitos de masa, armar unos bollitos y estir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 forma de medallones y se rellenan con el recao o relle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gerencia practica Estirar un rectángulo de masa a 2 mm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 espesor y cortar con molde de 10-12 cm. de diámetro los disc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Relleno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car en una cacerola (preferentemente de hierro), 5 cucharadas de gra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lla hasta que se derrita, agregar la cebolla en cabeza, finamente picada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rar unos momentos y poner la carne (picada a mano y pasada por agua hirviendo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imentar con sal, comino y pimentón. Agregar un chorro de agua fría y retir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 fuego. Mezclar las papas picadas y cocidas. Poner en un recipiente y dejar enfriar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car encima cebolla verde finamente picada y los huevos duros (picados chicos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bre cada uno de los discos de masa colocar 1 o 1 ½ cucharada de relleno 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ntar los extremos y “repulgar”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oner una cacerola o sartén con grasa pella, abundante y muy caliente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 evitar se impregnen</text:p>
          </table:table-cell>
          <table:table-cell table:number-columns-repeated="5"/>
        </table:table-row>
      </table:table>
      <table:named-expressions>
        <table:named-range table:name="HTML_1" table:base-cell-address="$Hoja1.$A$1" table:cell-range-address="$Hoja1.$A$1:.$A$26"/>
        <table:named-range table:name="HTML_all" table:base-cell-address="$Hoja1.$A$1" table:cell-range-address="$Hoja1.$A$1:.$A$26"/>
        <table:named-range table:name="HTML_tables" table:base-cell-address="$Hoja1.$A$1" table:cell-range-address="$Hoja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18:14:59.282000000</meta:creation-date>
    <dc:date>2023-08-22T18:22:37.079000000</dc:date>
    <meta:editing-duration>PT19S</meta:editing-duration>
    <meta:editing-cycles>1</meta:editing-cycles>
    <meta:document-statistic meta:table-count="1" meta:cell-count="25" meta:object-count="0"/>
    <meta:generator>LibreOffice/7.5.3.2$Windows_X86_64 LibreOffice_project/9f56dff12ba03b9acd7730a5a481eea045e468f3</meta:generator>
  </office:meta>
</office:document-meta>
</file>